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22pt" style:font-size-asian="20pt" style:font-size-complex="20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1" fo:font-size="22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ind forw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iguração de zona no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lém de configurar o bind como forwarder (aula passada) podemos configurar o servidor DNS como autoritativo, ou seja responsável por uma determinada zona.</text:p>
              </text:list-item>
              <text:list-item>
                <text:p>Como o DNS é muito importante e com objetivo de evitar sobrecarga geralmente é configurada de forma redundante: Existe um servidor onde é feita a configuração (chamado de ‘primário’) e um que pega os dados a partir do primário, e que é chamado de secundá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5.2cm" presentation:class="outline" presentation:user-transformed="true">
          <draw:text-box>
            <text:list text:style-name="L3">
              <text:list-item>
                <text:p>Crie um arquivo a partir do exemplo</text:p>
                <text:list>
                  <text:list-header>
                    <text:p><text:span text:style-name="T2">$ sudo cp /etc/bind/db.local /etc/bind/db.meuip.com.br</text:span></text:p>
                  </text:list-header>
                </text:list>
              </text:list-item>
              <text:list-item>
                <text:p>Editar o arquivo named.conf.default-zones (faça uma cópia antes!)</text:p>
              </text:list-item>
              <text:list-item>
                <text:p>Adicionar:</text:p>
                <text:list>
                  <text:list-header>
                    <text:p>zone “meuip.com.br” {</text:p>
                    <text:list>
                      <text:list-header>
                        <text:p>type master;</text:p>
                        <text:p>file “/etc/bind/db.meuip.com.br”;</text:p>
                      </text:list-header>
                    </text:list>
                    <text:p>};</text:p>
                  </text:list-header>
                </text:list>
              </text:list-item>
            </text:list>
          </draw:text-box>
        </draw:frame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servidor DNS autorita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m um arquivo de zona</text:p>
                <text:list>
                  <text:list-header>
                    <text:p>$TTL → Tempo que o registro deve ser considerado válido</text:p>
                    <text:p>; → Indica um comentário</text:p>
                    <text:p>@ → Significa “qualquer coisa” e/ou opção padrão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arquivo de zon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s de registr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OA: Configuração de autoridade da zona</text:p>
              </text:list-item>
              <text:list-item>
                <text:p>NS: Servidor de uma zona</text:p>
              </text:list-item>
              <text:list-item>
                <text:p>AAAA: Nome → IPv6</text:p>
              </text:list-item>
              <text:list-item>
                <text:p>A: Nome → IPv4</text:p>
              </text:list-item>
              <text:list-item>
                <text:p>CNAME: Apelido para um nome</text:p>
              </text:list-item>
              <text:list-item>
                <text:p>MX: Servidor de e-mail de um domín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registro SOA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header>
                <text:p><text:span text:style-name="T3">@ <text:s text:c="4"/>IN <text:s text:c="4"/>SOA <text:s text:c="3"/>{nome do servidor} <text:s text:c="4"/>{e-mail (sem o @)} (</text:span></text:p>
                <text:p><text:span text:style-name="T3">{serial → AAAAMMDDVV}</text:span></text:p>
                <text:p><text:span text:style-name="T3">{refresh → Tempo que o DNS secundário deve verificar o primário}</text:span></text:p>
                <text:p><text:span text:style-name="T3">{retry → Tempo que o secundário deve consultar o primário de novo em caso de falha}</text:span></text:p>
                <text:p><text:span text:style-name="T3">{expire → Tempo que o secundário deve descartar seus próprios registros}</text:span></text:p>
                <text:p><text:span text:style-name="T3">{negative TTL → Tempo que um erro deve ser armazenado} 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servidor autoritativo (2) </text:p>
          </draw:text-box>
        </draw:frame>
        <draw:frame presentation:style-name="pr5" draw:text-style-name="P1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Após concluir a edição teste a sintaxe (importante!)</text:p>
                <text:list>
                  <text:list-header>
                    <text:p text:style-name="P4"><text:span text:style-name="T4">$ named-checkzone meuip.com.br </text:span><text:span text:style-name="T2">db.meuip.com.br</text:span></text:p>
                  </text:list-header>
                </text:list>
              </text:list-item>
              <text:list-item>
                <text:p>Reinicie o servidor</text:p>
                <text:list>
                  <text:list-header>
                    <text:p>$ sudo service bind9 restart</text:p>
                  </text:list-header>
                </text:list>
              </text:list-item>
              <text:list-item>
                <text:p>Verifique se o servidor iniciou</text:p>
                <text:list>
                  <text:list-header>
                    <text:p>$ sudo service bind9 status</text:p>
                  </text:list-header>
                </text:list>
              </text:list-item>
              <text:list-item>
                <text:p>Teste o registro novo</text:p>
                <text:list>
                  <text:list-header>
                    <text:p>$ dig @127.0.0.1 meuip.com.b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otas de aula do professor Marcelo Kwecko</text:p>
              </text:list-item>
              <text:list-item>
                <text:p>SCHMITT, Marcelo Augusto Rauh; PERES, André; LOUREIRO, César Augusto Hass. Redes de computadores: nível de aplicação e instalação de serviços. Porto Alegre, RS: Bookman, 2013.</text:p>
              </text:list-item>
              <text:list-item>
                <text:p>Formatando um arquivo de Zona DNS. Disponível em: https://docs.oracle.com/pt-br/iaas/Content/DNS/Reference/formattingzonefile.htm. Último acesso em agosto de 2024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5H21M26S</meta:editing-duration>
    <meta:editing-cycles>329</meta:editing-cycles>
    <meta:generator>LibreOffice/7.3.7.2$Linux_X86_64 LibreOffice_project/30$Build-2</meta:generator>
    <dc:title>Impress</dc:title>
    <dc:date>2024-08-22T15:51:36.665758682</dc:date>
    <meta:document-statistic meta:object-count="74"/>
  </office:meta>
</office:document-meta>
</file>